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41d23c6" officeooo:paragraph-rsid="000bf722" style:font-size-asian="12pt" style:font-style-asian="normal" style:font-weight-asian="normal" style:font-size-complex="12pt" style:font-weight-complex="normal" style:text-emphasize="none" loext:padding="0cm" loext:border="none"/>
    </style:style>
    <style:style style:name="P2" style:family="paragraph" style:parent-style-name="Standard">
      <style:text-properties officeooo:rsid="03c9e4d3" officeooo:paragraph-rsid="000bf722"/>
    </style:style>
    <style:style style:name="P3" style:family="paragraph" style:parent-style-name="Standard">
      <style:text-properties officeooo:rsid="03d2988e" officeooo:paragraph-rsid="000bf722"/>
    </style:style>
    <style:style style:name="P4" style:family="paragraph" style:parent-style-name="Standard">
      <style:text-properties officeooo:rsid="043a88d8" officeooo:paragraph-rsid="000bf722"/>
    </style:style>
    <style:style style:name="P5" style:family="paragraph" style:parent-style-name="Standard">
      <style:text-properties officeooo:rsid="0409d9d8" officeooo:paragraph-rsid="000bf722"/>
    </style:style>
    <style:style style:name="P6" style:family="paragraph" style:parent-style-name="Standard">
      <style:text-properties officeooo:rsid="040b0e74" officeooo:paragraph-rsid="00145b5d"/>
    </style:style>
    <style:style style:name="T1" style:family="text">
      <style:text-properties officeooo:rsid="04501982"/>
    </style:style>
    <style:style style:name="T2" style:family="text">
      <style:text-properties officeooo:rsid="044b6b58"/>
    </style:style>
    <style:style style:name="T3" style:family="text">
      <style:text-properties officeooo:rsid="044bedcb"/>
    </style:style>
    <style:style style:name="T4" style:family="text">
      <style:text-properties officeooo:rsid="044de4f0"/>
    </style:style>
    <style:style style:name="T5" style:family="text">
      <style:text-properties officeooo:rsid="044f2b31"/>
    </style:style>
    <style:style style:name="T6" style:family="text">
      <style:text-properties fo:color="#c9211e" loext:opacity="100%" officeooo:rsid="044b6b58"/>
    </style:style>
    <style:style style:name="T7" style:family="text">
      <style:text-properties fo:color="#c9211e" loext:opacity="100%" officeooo:rsid="000e6a5b"/>
    </style:style>
    <style:style style:name="T8" style:family="text">
      <style:text-properties fo:color="#c9211e" loext:opacity="100%" officeooo:rsid="000d827a"/>
    </style:style>
    <style:style style:name="T9" style:family="text">
      <style:text-properties fo:color="#c9211e" loext:opacity="100%" officeooo:rsid="000c73cf"/>
    </style:style>
    <style:style style:name="T10" style:family="text">
      <style:text-properties fo:color="#c9211e" loext:opacity="100%" officeooo:rsid="000f702f"/>
    </style:style>
    <style:style style:name="T11" style:family="text">
      <style:text-properties fo:color="#c9211e" loext:opacity="100%" officeooo:rsid="0012a968"/>
    </style:style>
    <style:style style:name="T12" style:family="text">
      <style:text-properties fo:color="#c9211e" loext:opacity="100%" officeooo:rsid="00133533"/>
    </style:style>
    <style:style style:name="T13" style:family="text">
      <style:text-properties fo:color="#c9211e" loext:opacity="100%" officeooo:rsid="0015983d"/>
    </style:style>
    <style:style style:name="T14" style:family="text">
      <style:text-properties fo:color="#c9211e" loext:opacity="100%" officeooo:rsid="00165ded"/>
    </style:style>
    <style:style style:name="T15" style:family="text">
      <style:text-properties fo:color="#c9211e" loext:opacity="100%" officeooo:rsid="00169d13"/>
    </style:style>
    <style:style style:name="T16" style:family="text">
      <style:text-properties officeooo:rsid="0012a968"/>
    </style:style>
    <style:style style:name="T17" style:family="text">
      <style:text-properties officeooo:rsid="00133533"/>
    </style:style>
    <style:style style:name="T18" style:family="text">
      <style:text-properties officeooo:rsid="0015983d"/>
    </style:style>
    <style:style style:name="T19" style:family="text">
      <style:text-properties officeooo:rsid="00165ded"/>
    </style:style>
    <style:style style:name="T20" style:family="text">
      <style:text-properties officeooo:rsid="00169d13"/>
    </style:style>
    <style:style style:name="T21" style:family="text">
      <style:text-properties officeooo:rsid="00192a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authentication / </text:span>register with image 2 page not open - -----<text:span text:style-name="T14">done</text:span></text:p>
      <text:p text:style-name="P3"><text:span text:style-name="T2">charts / </text:span>apex chart <text:span text:style-name="T2">page show only 1 chart –----</text:span><text:span text:style-name="T6"> </text:span><text:span text:style-name="T7">done</text:span></text:p>
      <text:p text:style-name="P3"><text:a xlink:type="simple" xlink:href="https://prnt.sc/30OoJSCCV_y9" text:style-name="Internet_20_link" text:visited-style-name="Visited_20_Internet_20_Link">https://prnt.sc/30OoJSCCV_y9</text:a> ------ <text:span text:style-name="T10">done</text:span></text:p>
      <text:p text:style-name="P3"><text:a xlink:type="simple" xlink:href="https://prnt.sc/MDh1hJ-4ucNA" text:style-name="Internet_20_link" text:visited-style-name="Visited_20_Internet_20_Link">https://prnt.sc/MDh1hJ-4ucNA</text:a> -- ----<text:span text:style-name="T10">done</text:span></text:p>
      <text:p text:style-name="P3"><text:a xlink:type="simple" xlink:href="https://prnt.sc/E0rA2j_SrPMp" text:style-name="Internet_20_link" text:visited-style-name="Visited_20_Internet_20_Link">https://prnt.sc/E0rA2j_SrPMp</text:a> ----- <text:span text:style-name="T8">done</text:span></text:p>
      <text:p text:style-name="P3"><text:a xlink:type="simple" xlink:href="https://prnt.sc/IQyZOvmP7lIK--" text:style-name="Internet_20_link" text:visited-style-name="Visited_20_Internet_20_Link">https://prnt.sc/IQyZOvmP7lIK--</text:a>--- -<text:span text:style-name="T17"> </text:span><text:span text:style-name="T12">not <text:s/>getting any issue </text:span></text:p>
      <text:p text:style-name="P3"><text:a xlink:type="simple" xlink:href="https://prnt.sc/cUvqWmGOtpJ-" text:style-name="Internet_20_link" text:visited-style-name="Visited_20_Internet_20_Link">https://prnt.sc/cUvqWmGOtpJ-</text:a> ------ </text:p>
      <text:p text:style-name="P3"><text:a xlink:type="simple" xlink:href="https://nimb.ws/cdt2Jh" text:style-name="Internet_20_link" text:visited-style-name="Visited_20_Internet_20_Link">https://nimb.ws/cdt2Jh</text:a> / <text:span text:style-name="T3">in responsive sidebar’s option not open ----- </text:span></text:p>
      <text:p text:style-name="P3"><text:a xlink:type="simple" xlink:href="https://prnt.sc/MEf32zR0CLPd" text:style-name="Internet_20_link" text:visited-style-name="Visited_20_Internet_20_Link">https://prnt.sc/MEf32zR0CLPd</text:a> –---- <text:span text:style-name="T8">done </text:span></text:p>
      <text:p text:style-name="P3"><text:a xlink:type="simple" xlink:href="https://prnt.sc/Cr_Q3kbzoGAj" text:style-name="Internet_20_link" text:visited-style-name="Visited_20_Internet_20_Link">https://prnt.sc/Cr_Q3kbzoGAj</text:a> ----- <text:span text:style-name="T9">done</text:span></text:p>
      <text:p text:style-name="P3"><text:a xlink:type="simple" xlink:href="https://prnt.sc/c8iTjFQAlHF" text:style-name="Internet_20_link" text:visited-style-name="Visited_20_Internet_20_Link">https://prnt.sc/c8iTjFQAlHF</text:a>_ ------ <text:span text:style-name="T11">screen short deleted</text:span></text:p>
      <text:p text:style-name="P4">some chart not show in widgets / chart page ----- <text:span text:style-name="T21">chart page is done</text:span></text:p>
      <text:p text:style-name="P5"><text:span text:style-name="T4">in </text:span>to – do page to do list not open – <text:span text:style-name="T12">done</text:span></text:p>
      <text:p text:style-name="P6"><text:span text:style-name="T5">in </text:span>calendar page draggable events not work ----- <text:span text:style-name="T12"><text:s/>not <text:s/>getting any issue </text:span></text:p>
      <text:p text:style-name="P1">ecommerce / cart page – <text:span text:style-name="T1">cart </text:span>image not show ----- <text:span text:style-name="T13">done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0:30:26.238540080</meta:creation-date>
    <dc:date>2023-02-27T18:44:49.775588395</dc:date>
    <meta:editing-duration>PT3H24M10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07" meta:character-count="775" meta:non-whitespace-character-count="673"/>
  </office:meta>
</office:document-meta>
</file>